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DejaVu Sans1" svg:font-family="'DejaVu Sans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0pt" officeooo:rsid="000b1980" officeooo:paragraph-rsid="000b1980" style:font-size-asian="8.75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DejaVu Sans1" fo:font-size="28pt" officeooo:rsid="0009cd24" officeooo:paragraph-rsid="0009cd24" style:font-size-asian="28pt" style:font-size-complex="28pt"/>
    </style:style>
    <style:style style:name="P3" style:family="paragraph" style:parent-style-name="Standard">
      <style:paragraph-properties fo:text-align="center" style:justify-single-word="false"/>
      <style:text-properties style:font-name="DejaVu Sans1" fo:font-size="14pt" officeooo:rsid="0009cd24" officeooo:paragraph-rsid="0009cd24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DejaVu Sans1" officeooo:rsid="0009cd24" officeooo:paragraph-rsid="0009cd24"/>
    </style:style>
    <style:style style:name="P5" style:family="paragraph" style:parent-style-name="Standard">
      <style:paragraph-properties fo:text-align="start" style:justify-single-word="false"/>
      <style:text-properties style:font-name="DejaVu Sans1" officeooo:rsid="0009cd24" officeooo:paragraph-rsid="0009cd24"/>
    </style:style>
    <style:style style:name="P6" style:family="paragraph" style:parent-style-name="Standard">
      <style:paragraph-properties fo:text-align="center" style:justify-single-word="false"/>
      <style:text-properties style:font-name="DejaVu Sans1" fo:font-size="18pt" officeooo:rsid="0009cd24" officeooo:paragraph-rsid="0009cd24" style:font-size-asian="18pt" style:font-size-complex="18pt"/>
    </style:style>
    <style:style style:name="P7" style:family="paragraph" style:parent-style-name="Standard">
      <style:paragraph-properties fo:text-align="start" style:justify-single-word="false" fo:break-before="page"/>
      <style:text-properties style:font-name="DejaVu Sans1" fo:font-size="11pt" fo:font-weight="bold" officeooo:rsid="000b1980" officeooo:paragraph-rsid="000b1980" style:font-size-asian="11pt" style:font-weight-asian="bold" style:font-size-complex="11pt" style:font-weight-complex="bold"/>
    </style:style>
    <style:style style:name="P8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style style:name="P9" style:family="paragraph" style:parent-style-name="Header">
      <style:text-properties fo:font-size="10pt" officeooo:rsid="001456a9" officeooo:paragraph-rsid="001c4896" style:font-size-asian="8.75pt" style:font-size-complex="10pt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0pt" officeooo:rsid="000b1980" officeooo:paragraph-rsid="000b1980" style:font-size-asian="8.75pt" style:font-size-complex="10pt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0pt" officeooo:rsid="001390c3" officeooo:paragraph-rsid="001390c3" style:font-size-asian="8.75pt" style:font-size-complex="10pt"/>
    </style:style>
    <style:style style:name="T1" style:family="text">
      <style:text-properties officeooo:rsid="000c49f4"/>
    </style:style>
    <style:style style:name="T2" style:family="text">
      <style:text-properties officeooo:rsid="0016f67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SC 4F00 – Assignment 2</text:p>
      <text:p text:style-name="P3"/>
      <text:p text:style-name="P3">Due: November 1<text:span text:style-name="T2">8</text:span>, 2016</text:p>
      <text:p text:style-name="P4"/>
      <text:p text:style-name="P4"/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>Three Dimensional Tic-Tac-To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Matt Laidman</text:p>
      <text:p text:style-name="P5">ml12ef, 5199807</text:p>
      <text:p text:style-name="P7">Contents</text:p>
      <text:p text:style-name="P1"/>
      <text:list xml:id="list1049092315426440354" text:style-name="L1">
        <text:list-item>
          <text:p text:style-name="P10">Design Document</text:p>
          <text:p text:style-name="P10"/>
        </text:list-item>
        <text:list-item>
          <text:p text:style-name="P11">Notes</text:p>
          <text:p text:style-name="P10"/>
        </text:list-item>
        <text:list-item>
          <text:p text:style-name="P10">Source Cod<text:span text:style-name="T1">e</text:span></text:p>
          <text:p text:style-name="P10"/>
        </text:list-item>
        <text:list-item>
          <text:p text:style-name="P10">Sample Execut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DejaVu Sans1" svg:font-family="'DejaVu Sans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2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2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10pt" officeooo:rsid="001456a9" officeooo:paragraph-rsid="001c4896" style:font-size-asian="8.75pt" style:font-size-complex="10pt"/>
    </style:style>
    <style:style style:name="MP2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order-top="none" fo:border-bottom="0.06pt solid #000000" fo:border-left="none" fo:border-right="none" fo:padding="0.0201in" style:shadow="none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Contents<text:tab/><text:tab/>Three Dimensional Tic-Tac-Toe</text:p>
      </style:header>
      <style:header-first>
        <text:p text:style-name="Header_20_left"/>
      </style:header-first>
      <style:footer>
        <text:p text:style-name="MP2"><text:page-number text:select-page="current" text:page-adjust="-1">1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3T19:58:00.785627924</meta:creation-date>
    <dc:date>2016-11-15T23:30:56.115589550</dc:date>
    <meta:editing-duration>PT22M41S</meta:editing-duration>
    <meta:editing-cycles>15</meta:editing-cycles>
    <meta:generator>LibreOffice/5.2.3.3$Linux_X86_64 LibreOffice_project/20m0$Build-3</meta:generator>
    <meta:document-statistic meta:table-count="0" meta:image-count="0" meta:object-count="0" meta:page-count="2" meta:paragraph-count="12" meta:word-count="32" meta:character-count="205" meta:non-whitespace-character-count="187"/>
  </office:meta>
</office:document-meta>
</file>